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2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7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0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e6e6e6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2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13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4" style:family="graphic" style:parent-style-name="standard">
      <style:graphic-properties svg:stroke-color="#000000" draw:fill-color="#0c322c" draw:opacity="100%" draw:textarea-horizontal-align="justify" draw:textarea-vertical-align="middle" draw:auto-grow-height="false" fo:min-height="0.834cm" fo:min-width="2.184cm" draw:shadow="hidden" draw:shadow-color="#e6e6e6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28cm" svg:stroke-color="#fe7c3f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3" style:family="paragraph">
      <loext:graphic-properties draw:fill-color="#0c322c" draw:opacity="100%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4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onnector draw:style-name="gr1" draw:text-style-name="P1" draw:layer="layout" draw:type="curve" draw:line-skew="-0.49cm" svg:x1="15.9cm" svg:y1="3.7cm" svg:x2="33.9cm" svg:y2="1.3cm" draw:start-shape="id1" draw:start-glue-point="2" draw:end-shape="id2" draw:end-glue-point="2" svg:d="M15900 3700c0 18 18000 1218 18000-2400" svg:viewBox="0 0 18001 2606">
          <text:p/>
        </draw:connector>
        <draw:custom-shape draw:style-name="gr2" draw:text-style-name="P3" xml:id="id3" draw:id="id3" draw:layer="layout" svg:width="2.8cm" svg:height="1.2cm" svg:x="7.4cm" svg:y="0.1cm">
          <text:p text:style-name="P2"><text:span text:style-name="T1">Leap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0.2cm" svg:y1="0.7cm" svg:x2="14.5cm" svg:y2="0.7cm" draw:start-shape="id3" draw:start-glue-point="1" draw:end-shape="id4" draw:end-glue-point="3" svg:d="M10200 700h4300" svg:viewBox="0 0 4301 1">
          <text:p/>
        </draw:connector>
        <draw:custom-shape draw:style-name="gr4" draw:text-style-name="P4" xml:id="id5" draw:id="id5" draw:layer="layout" svg:width="2.8cm" svg:height="1.2cm" svg:x="0.1cm" svg:y="2.5cm">
          <text:p text:style-name="P2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2.8cm" svg:height="1.2cm" svg:x="3.7cm" svg:y="2.5cm">
          <text:p text:style-name="P2"><text:span text:style-name="T1">SLES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2.8cm" svg:height="1.2cm" svg:x="10.9cm" svg:y="4.9cm">
          <text:p text:style-name="P2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2.9cm" svg:y1="3.1cm" svg:x2="3.7cm" svg:y2="3.1cm" draw:start-shape="id5" draw:start-glue-point="1" draw:end-shape="id6" draw:end-glue-point="3" svg:d="M2900 3100h800" svg:viewBox="0 0 801 1">
          <text:p/>
        </draw:connector>
        <draw:custom-shape draw:style-name="gr4" draw:text-style-name="P4" xml:id="id7" draw:id="id7" draw:layer="layout" svg:width="2.8cm" svg:height="1.2cm" svg:x="7.4cm" svg:y="2.5cm">
          <text:p text:style-name="P2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2.8cm" svg:height="1.2cm" svg:x="14.5cm" svg:y="4.9cm">
          <text:p text:style-name="P2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0" draw:id="id10" draw:layer="layout" svg:width="2.8cm" svg:height="1.2cm" svg:x="10.9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5cm" svg:y1="3.1cm" svg:x2="7.4cm" svg:y2="3.1cm" draw:start-shape="id6" draw:start-glue-point="1" draw:end-shape="id7" draw:end-glue-point="3" svg:d="M6500 3100h900" svg:viewBox="0 0 901 1">
          <text:p/>
        </draw:connector>
        <draw:connector draw:style-name="gr9" draw:text-style-name="P6" draw:layer="layout" draw:type="curve" svg:x1="13.7cm" svg:y1="5.5cm" svg:x2="14.5cm" svg:y2="5.5cm" draw:start-shape="id8" draw:start-glue-point="1" draw:end-shape="id9" draw:end-glue-point="3" svg:d="M13700 5500h800" svg:viewBox="0 0 801 1">
          <text:p/>
        </draw:connector>
        <draw:connector draw:style-name="gr9" draw:text-style-name="P6" draw:layer="layout" draw:type="curve" svg:x1="10.2cm" svg:y1="3.1cm" svg:x2="10.9cm" svg:y2="3.1cm" draw:start-shape="id7" draw:start-glue-point="1" draw:end-shape="id10" draw:end-glue-point="3" svg:d="M10200 3100h700" svg:viewBox="0 0 701 1">
          <text:p/>
        </draw:connector>
        <draw:custom-shape draw:style-name="gr10" draw:text-style-name="P9" xml:id="id11" draw:id="id11" draw:layer="layout" svg:width="2.8cm" svg:height="1.2cm" svg:x="18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5.55cm" svg:x2="1.8cm" svg:y2="5.55cm">
          <text:p/>
        </draw:line>
        <draw:frame draw:style-name="gr12" draw:text-style-name="P10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3" draw:text-style-name="P1" draw:layer="layout" svg:x1="0.2cm" svg:y1="4.9cm" svg:x2="1.8cm" svg:y2="4.9cm">
          <text:p/>
        </draw:line>
        <draw:custom-shape draw:style-name="gr7" draw:text-style-name="P8" xml:id="id14" draw:id="id14" draw:layer="layout" svg:width="2.8cm" svg:height="1.2cm" svg:x="18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3.7cm" svg:y1="3.1cm" svg:x2="14.5cm" svg:y2="3.1cm" draw:start-shape="id10" draw:start-glue-point="1" draw:end-shape="id1" draw:end-glue-point="3" svg:d="M13700 3100h800" svg:viewBox="0 0 801 1">
          <text:p/>
        </draw:connector>
        <draw:connector draw:style-name="gr13" draw:text-style-name="P1" draw:layer="layout" draw:type="curve" svg:x1="12.3cm" svg:y1="2.5cm" svg:x2="14.5cm" svg:y2="0.7cm" draw:start-shape="id10" draw:start-glue-point="0" draw:end-shape="id4" draw:end-glue-point="3" svg:d="M12300 2500c0-1200 733-1800 2200-1800" svg:viewBox="0 0 2201 1801">
          <text:p/>
        </draw:connector>
        <draw:custom-shape draw:style-name="gr14" draw:text-style-name="P13" xml:id="id13" draw:id="id13" draw:layer="layout" svg:width="2.8cm" svg:height="1.2cm" svg:x="25.3cm" svg:y="0.1cm">
          <text:p text:style-name="P12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0.9cm" svg:y1="0.7cm" svg:x2="21.7cm" svg:y2="0.7cm" draw:start-shape="id11" draw:start-glue-point="1" draw:end-shape="id12" draw:end-glue-point="3" svg:d="M20900 700h800" svg:viewBox="0 0 801 1">
          <text:p/>
        </draw:connector>
        <draw:connector draw:style-name="gr1" draw:text-style-name="P1" draw:layer="layout" draw:type="curve" svg:x1="17.3cm" svg:y1="5.5cm" svg:x2="26.7cm" svg:y2="1.3cm" draw:start-shape="id9" draw:start-glue-point="1" draw:end-shape="id13" draw:end-glue-point="2" svg:d="M17300 5500c6267 0 9400-1400 9400-4200" svg:viewBox="0 0 9401 4201">
          <text:p/>
        </draw:connector>
        <draw:custom-shape draw:style-name="gr10" draw:text-style-name="P9" xml:id="id4" draw:id="id4" draw:layer="layout" svg:width="2.8cm" svg:height="1.2cm" svg:x="14.5cm" svg:y="0.1cm">
          <text:p text:style-name="P7"><text:span text:style-name="T2">SLES 15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2.8cm" svg:height="1.2cm" svg:x="14.5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5.9cm" svg:y1="2.5cm" svg:x2="19.5cm" svg:y2="1.3cm" draw:start-shape="id1" draw:start-glue-point="0" draw:end-shape="id11" draw:end-glue-point="2" svg:d="M15900 2500c0-898 3600-299 3600-1200" svg:viewBox="0 0 3601 1201">
          <text:p/>
        </draw:connector>
        <draw:connector draw:style-name="gr9" draw:text-style-name="P6" draw:layer="layout" draw:type="curve" svg:x1="17.3cm" svg:y1="0.7cm" svg:x2="18.1cm" svg:y2="0.7cm" draw:start-shape="id4" draw:start-glue-point="1" draw:end-shape="id11" svg:d="M17300 700h800" svg:viewBox="0 0 801 1">
          <text:p/>
        </draw:connector>
        <draw:connector draw:style-name="gr13" draw:text-style-name="P1" draw:layer="layout" draw:type="curve" draw:line-skew="-0.127cm 0.699cm -0.123cm" svg:x1="17.3cm" svg:y1="5.5cm" svg:x2="18.1cm" svg:y2="0.7cm" draw:start-shape="id9" draw:start-glue-point="1" draw:end-shape="id11" draw:end-glue-point="3" svg:d="M17300 5500c188 0 375-425 375-850s-50-850-100-850c-49 0-99-775-99-1550s312-1550 624-1550" svg:viewBox="0 0 801 4801">
          <text:p/>
        </draw:connector>
        <draw:connector draw:style-name="gr9" draw:text-style-name="P6" draw:layer="layout" draw:type="curve" svg:x1="17.3cm" svg:y1="3.1cm" svg:x2="18.1cm" svg:y2="3.1cm" draw:start-shape="id1" draw:start-glue-point="1" draw:end-shape="id14" draw:end-glue-point="3" svg:d="M17300 3100h800" svg:viewBox="0 0 801 1">
          <text:p/>
        </draw:connector>
        <draw:custom-shape draw:style-name="gr10" draw:text-style-name="P9" xml:id="id12" draw:id="id12" draw:layer="layout" svg:width="2.8cm" svg:height="1.2cm" svg:x="21.7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4.5cm" svg:y1="0.7cm" svg:x2="25.3cm" svg:y2="0.7cm" draw:start-shape="id12" draw:start-glue-point="1" draw:end-shape="id13" draw:end-glue-point="3" svg:d="M24500 700h800" svg:viewBox="0 0 801 1">
          <text:p/>
        </draw:connector>
        <draw:connector draw:style-name="gr1" draw:text-style-name="P1" draw:layer="layout" draw:type="curve" svg:x1="17.3cm" svg:y1="5.5cm" svg:x2="23.1cm" svg:y2="1.3cm" draw:start-shape="id9" draw:start-glue-point="1" draw:end-shape="id12" draw:end-glue-point="2" svg:d="M17300 5500c3867 0 5800-1400 5800-4200" svg:viewBox="0 0 5801 4201">
          <text:p/>
        </draw:connector>
        <draw:connector draw:style-name="gr13" draw:text-style-name="P1" draw:layer="layout" draw:type="curve" svg:x1="20.9cm" svg:y1="3.1cm" svg:x2="23.1cm" svg:y2="1.3cm" draw:start-shape="id14" draw:start-glue-point="1" draw:end-shape="id12" draw:end-glue-point="2" svg:d="M20900 3100c1467 0 2200-600 2200-1800" svg:viewBox="0 0 2201 1801">
          <text:p/>
        </draw:connector>
        <draw:line draw:style-name="gr1" draw:text-style-name="P1" draw:layer="layout" svg:x1="0.193cm" svg:y1="6.25cm" svg:x2="1.793cm" svg:y2="6.25cm">
          <text:p/>
        </draw:line>
        <draw:connector draw:style-name="gr13" draw:text-style-name="P1" draw:layer="layout" draw:type="curve" svg:x1="14.5cm" svg:y1="5.5cm" svg:x2="14.5cm" svg:y2="0.7cm" draw:start-shape="id9" draw:start-glue-point="3" draw:end-shape="id4" draw:end-glue-point="3" svg:d="M14500 5500c-751 0-751-4800 0-4800" svg:viewBox="0 0 564 4801">
          <text:p/>
        </draw:connector>
        <draw:connector draw:style-name="gr13" draw:text-style-name="P1" draw:layer="layout" draw:type="curve" svg:x1="12.3cm" svg:y1="2.5cm" svg:x2="19.5cm" svg:y2="1.3cm" draw:start-shape="id10" draw:start-glue-point="0" draw:end-shape="id11" draw:end-glue-point="2" svg:d="M12300 2500c0-898 7200-299 7200-1200" svg:viewBox="0 0 7201 1201">
          <text:p/>
        </draw:connector>
        <draw:connector draw:style-name="gr13" draw:text-style-name="P1" draw:layer="layout" draw:type="curve" svg:x1="15.9cm" svg:y1="2.5cm" svg:x2="15.9cm" svg:y2="1.3cm" draw:start-shape="id1" draw:start-glue-point="0" draw:end-shape="id4" draw:end-glue-point="2" svg:d="M15900 2500v-1200" svg:viewBox="0 0 1 1201">
          <text:p/>
        </draw:connector>
        <draw:connector draw:style-name="gr13" draw:text-style-name="P1" draw:layer="layout" draw:type="curve" svg:x1="19.5cm" svg:y1="2.5cm" svg:x2="19.5cm" svg:y2="1.3cm" draw:start-shape="id14" draw:start-glue-point="0" draw:end-shape="id11" draw:end-glue-point="2" svg:d="M19500 2500v-1200" svg:viewBox="0 0 1 1201">
          <text:p/>
        </draw:connector>
        <draw:connector draw:style-name="gr1" draw:text-style-name="P1" draw:layer="layout" draw:type="curve" draw:line-skew="0.1cm" svg:x1="12.3cm" svg:y1="2.5cm" svg:x2="26.7cm" svg:y2="1.3cm" draw:start-shape="id10" draw:start-glue-point="0" draw:end-shape="id13" draw:end-glue-point="2" svg:d="M12300 2500c0-748 14400-149 14400-1200" svg:viewBox="0 0 14401 1201">
          <text:p/>
        </draw:connector>
        <draw:connector draw:style-name="gr1" draw:text-style-name="P1" draw:layer="layout" draw:type="curve" draw:line-skew="0.19cm" svg:x1="15.9cm" svg:y1="2.5cm" svg:x2="26.7cm" svg:y2="1.3cm" draw:start-shape="id1" draw:start-glue-point="0" draw:end-shape="id13" draw:end-glue-point="2" svg:d="M15900 2500c0-613 10800-14 10800-1200" svg:viewBox="0 0 10801 1201">
          <text:p/>
        </draw:connector>
        <draw:custom-shape draw:style-name="gr10" draw:text-style-name="P14" xml:id="id15" draw:id="id15" draw:layer="layout" svg:width="2.8cm" svg:height="1.2cm" svg:x="28.9cm" svg:y="0.1cm">
          <text:p text:style-name="P12"><text:span text:style-name="T4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8.1cm" svg:y1="0.7cm" svg:x2="28.9cm" svg:y2="0.7cm" draw:start-shape="id13" draw:start-glue-point="1" draw:end-shape="id15" draw:end-glue-point="3" svg:d="M28100 700h800" svg:viewBox="0 0 801 1">
          <text:p/>
        </draw:connector>
        <draw:connector draw:style-name="gr1" draw:text-style-name="P1" draw:layer="layout" draw:type="curve" draw:line-skew="-0.535cm" svg:x1="15.9cm" svg:y1="3.7cm" svg:x2="30.3cm" svg:y2="1.3cm" draw:start-shape="id1" draw:start-glue-point="2" draw:end-shape="id15" draw:end-glue-point="2" svg:d="M15900 3700c0-49 14400 1150 14400-2400" svg:viewBox="0 0 14401 2557">
          <text:p/>
        </draw:connector>
        <draw:connector draw:style-name="gr13" draw:text-style-name="P1" draw:layer="layout" draw:type="curve" svg:x1="20.9cm" svg:y1="3.1cm" svg:x2="30.3cm" svg:y2="1.3cm" draw:start-shape="id14" draw:start-glue-point="1" draw:end-shape="id15" draw:end-glue-point="2" svg:d="M20900 3100c6267 0 9400-600 9400-1800" svg:viewBox="0 0 9401 1801">
          <text:p/>
        </draw:connector>
        <draw:connector draw:style-name="gr13" draw:text-style-name="P1" draw:layer="layout" draw:type="curve" svg:x1="20.9cm" svg:y1="3.1cm" svg:x2="26.7cm" svg:y2="1.3cm" draw:start-shape="id14" draw:start-glue-point="1" draw:end-shape="id13" draw:end-glue-point="2" svg:d="M20900 3100c3867 0 5800-600 5800-1800" svg:viewBox="0 0 5801 1801">
          <text:p/>
        </draw:connector>
        <draw:custom-shape draw:style-name="gr10" draw:text-style-name="P14" xml:id="id2" draw:id="id2" draw:layer="layout" svg:width="2.8cm" svg:height="1.2cm" svg:x="32.5cm" svg:y="0.1cm">
          <text:p text:style-name="P12"><text:span text:style-name="T4">SLES 15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1.7cm" svg:y1="0.7cm" svg:x2="32.5cm" svg:y2="0.7cm" draw:start-shape="id15" draw:start-glue-point="1" draw:end-shape="id2" draw:end-glue-point="3" svg:d="M31700 700h800" svg:viewBox="0 0 801 1">
          <text:p/>
        </draw:connector>
        <draw:connector draw:style-name="gr13" draw:text-style-name="P1" draw:layer="layout" draw:type="curve" svg:x1="20.9cm" svg:y1="3.1cm" svg:x2="33.9cm" svg:y2="1.3cm" draw:start-shape="id14" draw:start-glue-point="1" draw:end-shape="id2" draw:end-glue-point="2" svg:d="M20900 3100c8667 0 13000-600 13000-1800" svg:viewBox="0 0 13001 1801">
          <text:p/>
        </draw:connector>
        <draw:custom-shape draw:style-name="gr10" draw:text-style-name="P14" xml:id="id16" draw:id="id16" draw:layer="layout" svg:width="2.8cm" svg:height="1.2cm" svg:x="36.1cm" svg:y="0.101cm">
          <text:p text:style-name="P12"><text:span text:style-name="T4">SLES 15 SP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5.3cm" svg:y1="0.7cm" svg:x2="36.1cm" svg:y2="0.701cm" draw:start-shape="id2" draw:start-glue-point="1" draw:end-shape="id16" draw:end-glue-point="3" svg:d="M35300 700c601 0 202 1 800 1" svg:viewBox="0 0 801 2">
          <text:p/>
        </draw:connector>
        <draw:connector draw:style-name="gr13" draw:text-style-name="P1" draw:layer="layout" draw:type="curve" svg:x1="20.9cm" svg:y1="3.1cm" svg:x2="37.5cm" svg:y2="1.301cm" draw:start-shape="id14" draw:start-glue-point="1" draw:end-shape="id16" draw:end-glue-point="2" svg:d="M20900 3100c11067 0 16600-599 16600-1799" svg:viewBox="0 0 16601 1800">
          <text:p/>
        </draw:connector>
        <draw:custom-shape draw:style-name="gr10" draw:text-style-name="P16" xml:id="id17" draw:id="id17" draw:layer="layout" svg:width="2.8cm" svg:height="1.2cm" svg:x="39.701cm" svg:y="0.102cm">
          <text:p text:style-name="P15"><text:span text:style-name="T5">SLES 15 SP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8.9cm" svg:y1="0.701cm" svg:x2="39.701cm" svg:y2="0.702cm" draw:start-shape="id16" draw:start-glue-point="1" draw:end-shape="id17" draw:end-glue-point="3" svg:d="M38900 701c601 0 201 1 801 1" svg:viewBox="0 0 802 2">
          <text:p/>
        </draw:connector>
        <draw:connector draw:style-name="gr13" draw:text-style-name="P1" draw:layer="layout" draw:type="curve" svg:x1="20.9cm" svg:y1="3.1cm" svg:x2="41.101cm" svg:y2="1.302cm" draw:start-shape="id14" draw:start-glue-point="1" draw:end-shape="id17" draw:end-glue-point="2" svg:d="M20900 3100c13468 0 20201-599 20201-1798" svg:viewBox="0 0 20202 1799">
          <text:p/>
        </draw:connector>
      </draw:page>
      <draw:page draw:name="SLED" draw:style-name="dp1" draw:master-page-name="Standard">
        <draw:custom-shape draw:style-name="gr4" draw:text-style-name="P4" xml:id="id18" draw:id="id18" draw:layer="layout" svg:width="2.8cm" svg:height="1.2cm" svg:x="0.1cm" svg:y="2.5cm">
          <text:p text:style-name="P2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9" draw:id="id19" draw:layer="layout" svg:width="2.8cm" svg:height="1.2cm" svg:x="3.7cm" svg:y="2.5cm">
          <text:p text:style-name="P2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2.9cm" svg:y1="3.1cm" svg:x2="3.7cm" svg:y2="3.1cm" draw:start-shape="id18" draw:start-glue-point="1" draw:end-shape="id19" draw:end-glue-point="3" svg:d="M2900 3100h800" svg:viewBox="0 0 801 1">
          <text:p/>
        </draw:connector>
        <draw:custom-shape draw:style-name="gr4" draw:text-style-name="P4" xml:id="id20" draw:id="id20" draw:layer="layout" svg:width="2.8cm" svg:height="1.2cm" svg:x="7.3cm" svg:y="2.5cm">
          <text:p text:style-name="P2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1" draw:id="id21" draw:layer="layout" svg:width="2.8cm" svg:height="1.2cm" svg:x="10.9cm" svg:y="2.5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5cm" svg:y1="3.1cm" svg:x2="7.3cm" svg:y2="3.1cm" draw:start-shape="id19" draw:start-glue-point="1" draw:end-shape="id20" draw:end-glue-point="3" svg:d="M6500 3100h800" svg:viewBox="0 0 801 1">
          <text:p/>
        </draw:connector>
        <draw:connector draw:style-name="gr9" draw:text-style-name="P6" draw:layer="layout" draw:type="curve" svg:x1="10.1cm" svg:y1="3.1cm" svg:x2="10.9cm" svg:y2="3.1cm" draw:start-shape="id20" draw:start-glue-point="1" draw:end-shape="id21" draw:end-glue-point="3" svg:d="M10100 3100h800" svg:viewBox="0 0 801 1">
          <text:p/>
        </draw:connector>
        <draw:custom-shape draw:style-name="gr16" draw:text-style-name="P9" xml:id="id23" draw:id="id23" draw:layer="layout" svg:width="2.8cm" svg:height="1.2cm" svg:x="14.5cm" svg:y="0.1cm">
          <text:p text:style-name="P7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22" draw:id="id22" draw:layer="layout" svg:width="2.8cm" svg:height="1.2cm" svg:x="14.5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draw:type="curve" svg:x1="15.9cm" svg:y1="2.5cm" svg:x2="15.9cm" svg:y2="1.3cm" draw:start-shape="id22" draw:start-glue-point="0" draw:end-shape="id23" draw:end-glue-point="2" svg:d="M15900 2500v-1200" svg:viewBox="0 0 1 1201">
          <text:p/>
        </draw:connector>
        <draw:connector draw:style-name="gr9" draw:text-style-name="P6" draw:layer="layout" draw:type="curve" svg:x1="13.7cm" svg:y1="3.1cm" svg:x2="14.5cm" svg:y2="3.1cm" draw:start-shape="id21" draw:start-glue-point="1" draw:end-shape="id22" draw:end-glue-point="3" svg:d="M13700 3100h800" svg:viewBox="0 0 801 1">
          <text:p/>
        </draw:connector>
        <draw:connector draw:style-name="gr13" draw:text-style-name="P1" draw:layer="layout" draw:type="curve" svg:x1="12.3cm" svg:y1="2.5cm" svg:x2="14.5cm" svg:y2="0.7cm" draw:start-shape="id21" draw:start-glue-point="0" draw:end-shape="id23" draw:end-glue-point="3" svg:d="M12300 2500c0-1200 733-1800 2200-1800" svg:viewBox="0 0 2201 1801">
          <text:p/>
        </draw:connector>
        <draw:custom-shape draw:style-name="gr16" draw:text-style-name="P14" xml:id="id25" draw:id="id25" draw:layer="layout" svg:width="2.8cm" svg:height="1.2cm" svg:x="25.3cm" svg:y="0.1cm">
          <text:p text:style-name="P12"><text:span text:style-name="T4">SLED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4" draw:id="id24" draw:layer="layout" svg:width="2.8cm" svg:height="1.2cm" svg:x="21.7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4.5cm" svg:y1="0.7cm" svg:x2="25.3cm" svg:y2="0.7cm" draw:start-shape="id24" draw:start-glue-point="1" draw:end-shape="id25" draw:end-glue-point="3" svg:d="M24500 700h800" svg:viewBox="0 0 801 1">
          <text:p/>
        </draw:connector>
        <draw:connector draw:style-name="gr13" draw:text-style-name="P1" draw:layer="layout" draw:type="curve" svg:x1="17.3cm" svg:y1="3.1cm" svg:x2="19.5cm" svg:y2="1.3cm" draw:start-shape="id22" draw:start-glue-point="1" draw:end-shape="id26" draw:end-glue-point="2" svg:d="M17300 3100c1467 0 2200-600 2200-1800" svg:viewBox="0 0 2201 1801">
          <text:p/>
        </draw:connector>
        <draw:frame draw:style-name="gr12" draw:text-style-name="P10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3" draw:text-style-name="P1" draw:layer="layout" svg:x1="0.193cm" svg:y1="4.9cm" svg:x2="1.793cm" svg:y2="4.9cm">
          <text:p/>
        </draw:line>
        <draw:line draw:style-name="gr11" draw:text-style-name="P10" draw:layer="layout" svg:x1="0.193cm" svg:y1="5.55cm" svg:x2="1.793cm" svg:y2="5.55cm">
          <text:p/>
        </draw:line>
        <draw:custom-shape draw:style-name="gr16" draw:text-style-name="P9" xml:id="id26" draw:id="id26" draw:layer="layout" svg:width="2.8cm" svg:height="1.2cm" svg:x="18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17.3cm" svg:y1="0.7cm" svg:x2="18.1cm" svg:y2="0.7cm" draw:start-shape="id23" draw:start-glue-point="1" draw:end-shape="id26" draw:end-glue-point="3" svg:d="M17300 700h800" svg:viewBox="0 0 801 1">
          <text:p/>
        </draw:connector>
        <draw:connector draw:style-name="gr9" draw:text-style-name="P6" draw:layer="layout" draw:type="curve" svg:x1="20.9cm" svg:y1="0.7cm" svg:x2="21.7cm" svg:y2="0.7cm" draw:start-shape="id26" draw:start-glue-point="1" draw:end-shape="id24" draw:end-glue-point="3" svg:d="M20900 700h800" svg:viewBox="0 0 801 1">
          <text:p/>
        </draw:connector>
        <draw:connector draw:style-name="gr13" draw:text-style-name="P1" draw:layer="layout" draw:type="curve" svg:x1="12.3cm" svg:y1="3.7cm" svg:x2="19.5cm" svg:y2="1.3cm" draw:start-shape="id21" draw:start-glue-point="2" draw:end-shape="id26" draw:end-glue-point="2" svg:d="M12300 3700c0 753 7200 1953 7200-2400" svg:viewBox="0 0 7201 3144">
          <text:p/>
        </draw:connector>
        <draw:custom-shape draw:style-name="gr16" draw:text-style-name="P14" xml:id="id27" draw:id="id27" draw:layer="layout" svg:width="2.8cm" svg:height="1.2cm" svg:x="28.9cm" svg:y="0.1cm">
          <text:p text:style-name="P12"><text:span text:style-name="T4">SLED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8.1cm" svg:y1="0.7cm" svg:x2="28.9cm" svg:y2="0.7cm" draw:start-shape="id25" draw:start-glue-point="1" draw:end-shape="id27" draw:end-glue-point="3" svg:d="M28100 700h800" svg:viewBox="0 0 801 1">
          <text:p/>
        </draw:connector>
        <draw:custom-shape draw:style-name="gr16" draw:text-style-name="P14" xml:id="id28" draw:id="id28" draw:layer="layout" svg:width="2.8cm" svg:height="1.2cm" svg:x="32.5cm" svg:y="0.101cm">
          <text:p text:style-name="P12"><text:span text:style-name="T4">SLED 15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1.7cm" svg:y1="0.7cm" svg:x2="32.5cm" svg:y2="0.701cm" draw:start-shape="id27" draw:start-glue-point="1" draw:end-shape="id28" draw:end-glue-point="3" svg:d="M31700 700c601 0 202 1 800 1" svg:viewBox="0 0 801 2">
          <text:p/>
        </draw:connector>
        <draw:custom-shape draw:style-name="gr16" draw:text-style-name="P14" xml:id="id29" draw:id="id29" draw:layer="layout" svg:width="2.8cm" svg:height="1.2cm" svg:x="36.1cm" svg:y="0.102cm">
          <text:p text:style-name="P12"><text:span text:style-name="T4">SLED 15 SP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35.3cm" svg:y1="0.701cm" svg:x2="36.1cm" svg:y2="0.702cm" draw:start-shape="id28" draw:start-glue-point="1" draw:end-shape="id29" draw:end-glue-point="3" svg:d="M35300 701c601 0 202 1 800 1" svg:viewBox="0 0 801 2">
          <text:p/>
        </draw:connector>
        <draw:connector draw:style-name="gr9" draw:text-style-name="P6" draw:layer="layout" draw:type="curve" draw:line-skew="-0.258cm" svg:x1="38.9cm" svg:y1="0.702cm" svg:x2="39.718cm" svg:y2="0.695cm" draw:start-shape="id29" draw:start-glue-point="1" svg:d="M38900 702c603 0 194-7 818-7" svg:viewBox="0 0 819 8">
          <text:p/>
        </draw:connector>
        <draw:custom-shape draw:style-name="gr16" draw:text-style-name="P14" draw:layer="layout" svg:width="2.8cm" svg:height="1.2cm" svg:x="39.701cm" svg:y="0.103cm">
          <text:p text:style-name="P12"><text:span text:style-name="T4">SLED 15 SP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2.6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5-03-20T12:24:07.444111784</dc:date>
    <meta:editing-duration>PT13H15M7S</meta:editing-duration>
    <meta:editing-cycles>113</meta:editing-cycles>
    <meta:generator>LibreOffice/24.8.4.2$Linux_X86_64 LibreOffice_project/480$Build-2</meta:generator>
    <dc:creator>Christoph Wickert</dc:creator>
    <meta:document-statistic meta:object-count="85"/>
  </office:meta>
</office:document-meta>
</file>